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7F6B452D8925EC52B1.png" manifest:media-type="image/png"/>
  <manifest:file-entry manifest:full-path="Pictures/10000000000000F300000039AA7A35BF4451D613.png" manifest:media-type="image/png"/>
  <manifest:file-entry manifest:full-path="Pictures/10000000000003450000011DFC918E3FEE8E1AD0.png" manifest:media-type="image/png"/>
  <manifest:file-entry manifest:full-path="Pictures/1000000000000324000001397597FCB916154D20.png" manifest:media-type="image/png"/>
  <manifest:file-entry manifest:full-path="Pictures/10000000000003420000017B34DC215DCC8722FC.png" manifest:media-type="image/png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3860000012158938C08A0814E5E.png" manifest:media-type="image/png"/>
  <manifest:file-entry manifest:full-path="Pictures/10000000000002B40000008CFAC066E477FBFAE4.png" manifest:media-type="image/png"/>
  <manifest:file-entry manifest:full-path="Pictures/100000000000047C000000786A6CBC83F11BB919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2510000019D47177D4882736978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7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0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8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9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9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9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9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94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9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9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9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9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9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00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01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0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03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0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05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06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07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0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09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1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1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1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1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138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9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40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4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4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43" style:family="paragraph" style:parent-style-name="Standard">
      <style:paragraph-properties style:line-height-at-least="0.198in"/>
    </style:style>
    <style:style style:name="P144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>
      <style:paragraph-properties style:writing-mode="lr-tb"/>
    </style:style>
    <style:style style:name="P148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e9f284"/>
    </style:style>
    <style:style style:name="T29" style:family="text">
      <style:text-properties fo:color="#e9f284" style:font-name="Droid Sans Mono" fo:font-size="10.5pt" fo:font-weight="normal" fo:background-color="#282a36" loext:char-shading-value="0"/>
    </style:style>
    <style:style style:name="T30" style:family="text">
      <style:text-properties fo:color="#f1fa8c"/>
    </style:style>
    <style:style style:name="T31" style:family="text">
      <style:text-properties fo:color="#f1fa8c" style:font-name="Droid Sans Mono" fo:font-size="10.5pt" fo:font-weight="normal" fo:background-color="#282a36" loext:char-shading-value="0"/>
    </style:style>
    <style:style style:name="T32" style:family="text">
      <style:text-properties fo:color="#ffb86c" fo:font-style="italic"/>
    </style:style>
    <style:style style:name="T33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4" style:family="text">
      <style:text-properties fo:color="#8be9fd"/>
    </style:style>
    <style:style style:name="T35" style:family="text">
      <style:text-properties officeooo:rsid="002b9785"/>
    </style:style>
    <style:style style:name="T36" style:family="text">
      <style:text-properties officeooo:rsid="002cfcb3"/>
    </style:style>
    <style:style style:name="T37" style:family="text">
      <style:text-properties officeooo:rsid="002d2510"/>
    </style:style>
    <style:style style:name="T38" style:family="text">
      <style:text-properties officeooo:rsid="002e98d7"/>
    </style:style>
    <style:style style:name="T39" style:family="text">
      <style:text-properties fo:color="#6796e6"/>
    </style:style>
    <style:style style:name="T40" style:family="text">
      <style:text-properties fo:color="#3c3c3b" style:font-name="Lato" style:text-underline-style="none" fo:font-weight="bold"/>
    </style:style>
    <style:style style:name="T41" style:family="text">
      <style:text-properties fo:color="#3c3c3b" style:font-name="Lato" style:text-underline-style="none" fo:font-weight="normal"/>
    </style:style>
    <style:style style:name="T42" style:family="text">
      <style:text-properties officeooo:rsid="00349fe4"/>
    </style:style>
    <style:style style:name="T43" style:family="text">
      <style:text-properties style:text-position="super 58%"/>
    </style:style>
    <style:style style:name="T44" style:family="text">
      <style:text-properties officeooo:rsid="00461e14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4c273e" fo:background-color="transparent" loext:char-shading-value="0"/>
    </style:style>
    <style:style style:name="T49" style:family="text">
      <style:text-properties officeooo:rsid="005a3659" fo:background-color="transparent" loext:char-shading-value="0"/>
    </style:style>
    <style:style style:name="T50" style:family="text">
      <style:text-properties officeooo:rsid="004d954d"/>
    </style:style>
    <style:style style:name="T51" style:family="text">
      <style:text-properties officeooo:rsid="004f997d"/>
    </style:style>
    <style:style style:name="T52" style:family="text">
      <style:text-properties officeooo:rsid="00534d40"/>
    </style:style>
    <style:style style:name="T53" style:family="text">
      <style:text-properties officeooo:rsid="0054c889"/>
    </style:style>
    <style:style style:name="T54" style:family="text">
      <style:text-properties officeooo:rsid="0056bfd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7b684"/>
    </style:style>
    <style:style style:name="T57" style:family="text">
      <style:text-properties fo:color="#f8f8f2" style:font-name="Droid Sans Mono" fo:font-size="10.5pt" fo:font-weight="normal" fo:background-color="#282a36" loext:char-shading-value="0"/>
    </style:style>
    <style:style style:name="T58" style:family="text">
      <style:text-properties officeooo:rsid="007c9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4"/>
      <text:p text:style-name="P4">Getting Started with Node</text:p>
      <text:p text:style-name="P4"/>
      <text:p text:style-name="P4">So, in this section, you learned that:</text:p>
      <text:p text:style-name="P4"/>
      <text:p text:style-name="P4">- Node is a runtime environment for executing JS code.</text:p>
      <text:p text:style-name="P4"/>
      <text:p text:style-name="P4">- Essentially, Node is a C++ program that embeds Chrome’s v8 engine, the fastest</text:p>
      <text:p text:style-name="P4">JS engine in the world.</text:p>
      <text:p text:style-name="P4"/>
      <text:p text:style-name="P4">- We use Node to build fast and scalable networking applications. It’s a perfect</text:p>
      <text:p text:style-name="P4">choice for building RESTful services.</text:p>
      <text:p text:style-name="P4"/>
      <text:p text:style-name="P4">- Node applications are single-threaded. That means a single thread is used to</text:p>
      <text:p text:style-name="P4">serve all clients.</text:p>
      <text:p text:style-name="P4"/>
      <text:p text:style-name="P4">- Node applications are asynchronous or non-blocking by default. That means</text:p>
      <text:p text:style-name="P4">when the application involves I/O operations (eg accessing the file system or the</text:p>
      <text:p text:style-name="P4">network), the thread doesn’t wait (or block) for the result of the operation. It is</text:p>
      <text:p text:style-name="P4">released to serve other clients.</text:p>
      <text:p text:style-name="P4"/>
      <text:p text:style-name="P4">- This architecture makes Node ideal for building I/O-intensive applications.</text:p>
      <text:p text:style-name="P4"/>
      <text:p text:style-name="P4">- You should avoid using Node for CPU-intensive applications, such as a video</text:p>
      <text:p text:style-name="P4">encoding service. Because while executing these operations, other clients have</text:p>
      <text:p text:style-name="P4">to wait for the single thread to finish its job and be ready to serve them.</text:p>
      <text:p text:style-name="P4"><text:soft-page-break/>- In Node, we don’t have browser environment objects such as window or the</text:p>
      <text:p text:style-name="P4">document object. Instead, we have other objects that are not available in</text:p>
      <text:p text:style-name="P4">browsers, such as objects for working with the file system, network, operating</text:p>
      <text:p text:style-name="P4">system, etc.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NODE MODULES</text:p>
      <text:p text:style-name="P4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4"/>
      <text:p text:style-name="P9"/>
      <text:p text:style-name="P4"/>
      <text:p text:style-name="P6">we need modularity to seperate and maintain our code base</text:p>
      <text:p text:style-name="P6"/>
      <text:p text:style-name="P6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6"><text:soft-page-break/>so 2 variables/functions with same name in different modules dont make conflicts and override them. </text:p>
      <text:p text:style-name="P6"/>
      <text:p text:style-name="P7">Node has variouse modules before using them u need to import and make them accessible for your module ur module is main module currently that u working.</text:p>
      <text:p text:style-name="P7"/>
      <text:p text:style-name="P7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reating a module</text:p>
      <text:p text:style-name="P10"/>
      <text:p text:style-name="P10">var and functions normally in our module is private but if we add them to export in module they become public to other modules.</text:p>
      <text:p text:style-name="P11"><draw:line text:anchor-type="paragraph" draw:z-index="4" draw:name="Shape1" draw:style-name="gr2" draw:text-style-name="P148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2"/>
      <text:p text:style-name="P12">Addto eneeded to export module and u can access them in other modules</text:p>
      <text:p text:style-name="P12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3"><text:soft-page-break/>loading the added module</text:p>
      <text:p text:style-name="P13"/>
      <text:p text:style-name="P13"/>
      <text:p text:style-name="P12"/>
      <text:p text:style-name="P12"/>
      <text:p text:style-name="P12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2"/>
      <text:p text:style-name="P12"/>
      <text:p text:style-name="P29">so variables and functios are private to that module they are not visible to others we need to require them how node does this ?</text:p>
      <text:p text:style-name="P29"/>
      <text:p text:style-name="P30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29"/>
      <text:p text:style-name="P29"/>
      <text:p text:style-name="P29"><draw:custom-shape text:anchor-type="paragraph" draw:z-index="11" draw:name="Shape2" draw:style-name="gr1" draw:text-style-name="P147" svg:width="1.0524in" svg:height="0.313in" svg:x="3.9835in" svg:y="3.5402in"><text:p text:style-name="P147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31">You can assign function to module.export but not to export why ?</text:p>
      <text:p text:style-name="P12"/>
      <text:p text:style-name="P14">Its because of the implementation</text:p>
      <text:p text:style-name="P14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2"/>
      <text:p text:style-name="P12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88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00"/>
      <text:p text:style-name="P87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00"/>
      <text:p text:style-name="P87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87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89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89"><text:span text:style-name="Source_20_Text"><text:span text:style-name="T11"/></text:span></text:p>
      <text:p text:style-name="P90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90"><text:span text:style-name="Source_20_Text"><text:span text:style-name="T14"/></text:span></text:p>
      <text:p text:style-name="P89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89"><text:span text:style-name="Source_20_Text"><text:span text:style-name="T11"/></text:span></text:p>
      <text:p text:style-name="P51"/>
      <text:p text:style-name="P15">UseFull modules in node (like usefull packages in java)</text:p>
      <text:p text:style-name="P12"/>
      <text:p text:style-name="P12"/>
      <text:p text:style-name="P12"/>
      <text:p text:style-name="P12"/>
      <text:p text:style-name="P12"/>
      <text:p text:style-name="P16">Event module</text:p>
      <text:p text:style-name="P16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6">when request arrives to its port it throw a event </text:p>
      <text:p text:style-name="P12"/>
      <text:p text:style-name="P12"/>
      <text:p text:style-name="P12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2"/>
      <text:p text:style-name="P16"><text:soft-page-break/>lots of node implementations are based on this event module specially <text:span text:style-name="T19">class</text:span> EventEmitter.</text:p>
      <text:p text:style-name="P16"/>
      <text:p text:style-name="P17"/>
      <text:p text:style-name="P93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06"/>
      <text:p text:style-name="P102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06"/>
      <text:p text:style-name="P104">//Register a listenr</text:p>
      <text:p text:style-name="P102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 called</text:span><text:span text:style-name="T28">'</text:span>));</text:p>
      <text:p text:style-name="P109"/>
      <text:p text:style-name="P104">//raised event but nothing happens because no listners listning to this</text:p>
      <text:p text:style-name="P104">//Raise an event</text:p>
      <text:p text:style-name="P102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04">//English class for me - making a noise,or produce something</text:p>
      <text:p text:style-name="P108"/>
      <text:p text:style-name="P17"/>
      <text:p text:style-name="P17"/>
      <text:p text:style-name="P16"/>
      <text:p text:style-name="P12"/>
      <text:p text:style-name="P18">list<text:span text:style-name="T37">e</text:span>ner must be declared before emitter because emitter get all <text:span text:style-name="T36">registerd </text:span>list<text:span text:style-name="T38">e</text:span>ners and iterate through them sync<text:span text:style-name="T35">hronisely</text:span></text:p>
      <text:p text:style-name="P18"/>
      <text:p text:style-name="P94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06"/>
      <text:p text:style-name="P102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06"/>
      <text:p text:style-name="P104">//Register a listenr</text:p>
      <text:p text:style-name="P102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1 called</text:span><text:span text:style-name="T28">'</text:span>));</text:p>
      <text:p text:style-name="P106"/>
      <text:p text:style-name="P102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2 called</text:span><text:span text:style-name="T28">'</text:span>));</text:p>
      <text:p text:style-name="P109"/>
      <text:p text:style-name="P104">//raised event but nothing happens because no listners listning to this</text:p>
      <text:p text:style-name="P104">//Raise an event</text:p>
      <text:p text:style-name="P102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04">//English class for me - making a noise,or produce something</text:p>
      <text:p text:style-name="P106"/>
      <text:p text:style-name="P104">//this listener not registerd because its declared after the emitter</text:p>
      <text:p text:style-name="P102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3 called</text:span><text:span text:style-name="T28">'</text:span>));</text:p>
      <text:p text:style-name="P102"/>
      <text:p text:style-name="P19"/>
      <text:p text:style-name="P19"><text:soft-page-break/>OUTPUT</text:p>
      <text:p text:style-name="P95"><text:span text:style-name="T39">[Running]</text:span><text:span text:style-name="T30"> node "/home/ishan/Desktop/Virtusa-Training/Nodejs/MODULES/modules/eventModule.js"</text:span></text:p>
      <text:p text:style-name="P101">listner1 called</text:p>
      <text:p text:style-name="P101">listner2 called</text:p>
      <text:p text:style-name="P101"/>
      <text:p text:style-name="P19"/>
      <text:p text:style-name="P19"/>
      <text:p text:style-name="P19"/>
      <text:p text:style-name="P19"/>
      <text:p text:style-name="P19"/>
      <text:p text:style-name="P99"><text:span text:style-name="Strong_20_Emphasis"><text:span text:style-name="T40">eventEmitter.once()</text:span></text:span><text:span text:style-name="T41">: This can be used to add a callback that is expected to just trigger once, even when an event occurs repeatedly. It is very important to keep the number of listeners to a minimum (</text:span><text:span text:style-name="Strong_20_Emphasis"><text:span text:style-name="T40">EventEmmitter</text:span></text:span><text:span text:style-name="T41"> expects the </text:span><text:span text:style-name="Strong_20_Emphasis"><text:span text:style-name="T40">setMaxListeners</text:span></text:span><text:span text:style-name="T41"> method to be called). If more than a maximum of 10 listeners are added to an event, a warning will be flagged.</text:span></text:p>
      <text:p text:style-name="P91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Extend EventEmitter </text:p>
      <text:p text:style-name="P22"/>
      <text:p text:style-name="P22">in real word we extend EventEmitter class and used its features in our class.</text:p>
      <text:p text:style-name="P22"/>
      <text:p text:style-name="P92"/>
      <text:p text:style-name="P103"><text:span text:style-name="T20">const</text:span> { <text:span text:style-name="T34">EventEmitter</text:span> } <text:span text:style-name="T20">=</text:span> <text:span text:style-name="T26">require</text:span>(<text:span text:style-name="T28">"</text:span><text:span text:style-name="T30">events</text:span><text:span text:style-name="T28">"</text:span>);</text:p>
      <text:p text:style-name="P107"/>
      <text:p text:style-name="P103"><text:span text:style-name="T20">class</text:span> <text:span text:style-name="T34">Logger</text:span> <text:span text:style-name="T20">extends</text:span> <text:span text:style-name="T34">EventEmitter</text:span> {</text:p>
      <text:p text:style-name="P107"/>
      <text:p text:style-name="P103"><text:span text:style-name="T26">log</text:span>(<text:span text:style-name="T32">message</text:span>) {</text:p>
      <text:p text:style-name="P105">//Raise an event </text:p>
      <text:p text:style-name="P103"><text:span text:style-name="T24">this</text:span>.<text:span text:style-name="T26">emit</text:span>(<text:span text:style-name="T28">'</text:span><text:span text:style-name="T30">messagelog</text:span><text:span text:style-name="T28">'</text:span>, <text:span text:style-name="T32">message</text:span> <text:span text:style-name="T20">+</text:span> <text:span text:style-name="T28">"</text:span><text:span text:style-name="T30"> recived by all listners</text:span><text:span text:style-name="T28">"</text:span>)</text:p>
      <text:p text:style-name="P103">}</text:p>
      <text:p text:style-name="P103">}</text:p>
      <text:p text:style-name="P107"/>
      <text:p text:style-name="P103"><text:span text:style-name="T34">module</text:span>.<text:span text:style-name="T34">exports</text:span> <text:span text:style-name="T20">=</text:span> <text:span text:style-name="T34">Logger</text:span>;</text:p>
      <text:p text:style-name="P20"/>
      <text:p text:style-name="P19"/>
      <text:p text:style-name="P19"/>
      <text:p text:style-name="P19"/>
      <text:p text:style-name="P19"/>
      <text:p text:style-name="P23">and use logger in another class</text:p>
      <text:p text:style-name="P23"/>
      <text:p text:style-name="P23"/>
      <text:p text:style-name="P96"><text:span text:style-name="T20">const</text:span> <text:span text:style-name="T34">Logger</text:span> <text:span text:style-name="T20">=</text:span> <text:span text:style-name="T26">require</text:span>(<text:span text:style-name="T28">'</text:span><text:span text:style-name="T30">./logger</text:span><text:span text:style-name="T28">'</text:span>);</text:p>
      <text:p text:style-name="P106"/>
      <text:p text:style-name="P102"><text:span text:style-name="T20">const</text:span> <text:span text:style-name="T23">logger</text:span> <text:span text:style-name="T20">=</text:span> <text:span text:style-name="T21">new</text:span> <text:span text:style-name="T34">Logger</text:span>();</text:p>
      <text:p text:style-name="P106"/>
      <text:p text:style-name="P104">//register a logger</text:p>
      <text:p text:style-name="P106"/>
      <text:p text:style-name="P102"><text:span text:style-name="T23">logger</text:span>.<text:span text:style-name="T26">on</text:span>(<text:span text:style-name="T28">'</text:span><text:span text:style-name="T30">messagelog</text:span><text:span text:style-name="T28">'</text:span>, (<text:span text:style-name="T32">args</text:span>) <text:span text:style-name="T20">=&gt;</text:span> <text:span text:style-name="T23">console</text:span>.<text:span text:style-name="T34">log</text:span>(<text:span text:style-name="T30">`called logger </text:span><text:span text:style-name="T20">${</text:span><text:span text:style-name="T32">args</text:span><text:span text:style-name="T20">}</text:span><text:span text:style-name="T30">`</text:span>));</text:p>
      <text:p text:style-name="P106"/>
      <text:p text:style-name="P102"><text:span text:style-name="T23">logger</text:span>.<text:span text:style-name="T26">log</text:span>(<text:span text:style-name="T28">'</text:span><text:span text:style-name="T30">hello</text:span><text:span text:style-name="T28">'</text:span>)</text:p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24">HTTP module (powefull)</text:p>
      <text:p text:style-name="P24"/>
      <text:p text:style-name="P24"/>
      <text:p text:style-name="P19"/>
      <text:p text:style-name="P19"/>
      <text:p text:style-name="P25">Raw server low level</text:p>
      <text:p text:style-name="P25"/>
      <text:p text:style-name="P97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06"/>
      <text:p text:style-name="P104">//this is a event emitter</text:p>
      <text:p text:style-name="P102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04">//name of the event emitt when some request hit the server is connection </text:p>
      <text:p text:style-name="P104">//dont memorize all in doc</text:p>
      <text:p text:style-name="P102"><text:span text:style-name="T23">server</text:span>.<text:span text:style-name="T26">on</text:span>(<text:span text:style-name="T28">'</text:span><text:span text:style-name="T30">connection</text:span><text:span text:style-name="T28">'</text:span>, (<text:span text:style-name="T32">socket</text:span>) <text:span text:style-name="T20">=&gt;</text:span> <text:span text:style-name="T23">console</text:span>.<text:span text:style-name="T34">log</text:span>(<text:span text:style-name="T28">'</text:span><text:span text:style-name="T30">new connection....</text:span><text:span text:style-name="T28">'</text:span>)) ;</text:p>
      <text:p text:style-name="P106"/>
      <text:p text:style-name="P102"><text:span text:style-name="T23">server</text:span>.<text:span text:style-name="T26">listen</text:span>(<text:span text:style-name="T23">3000</text:span>);</text:p>
      <text:p text:style-name="P106"/>
      <text:p text:style-name="P102"><text:span text:style-name="T23">console</text:span>.<text:span text:style-name="T34">log</text:span>(<text:span text:style-name="T28">'</text:span><text:span text:style-name="T30">listening on port 3000</text:span><text:span text:style-name="T28">'</text:span>);</text:p>
      <text:p text:style-name="P25"/>
      <text:p text:style-name="P26">but in real word<text:span text:style-name="T42">(not in really real world)</text:span> we use as this</text:p>
      <text:p text:style-name="P26"/>
      <text:p text:style-name="P98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06"/>
      <text:p text:style-name="P102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2">request</text:span>, <text:span text:style-name="T32">response</text:span>) <text:span text:style-name="T20">=&gt;</text:span> {</text:p>
      <text:p text:style-name="P106"/>
      <text:p text:style-name="P104">//we handling routes</text:p>
      <text:p text:style-name="P102"><text:span text:style-name="T20">if</text:span> (<text:span text:style-name="T32">request</text:span>.url <text:span text:style-name="T20">===</text:span> <text:span text:style-name="T28">'</text:span><text:span text:style-name="T30">/</text:span><text:span text:style-name="T28">'</text:span>) {</text:p>
      <text:p text:style-name="P102"><text:span text:style-name="T32">response</text:span>.<text:span text:style-name="T26">write</text:span>(<text:span text:style-name="T28">'</text:span><text:span text:style-name="T30">&lt;h1&gt;hello ishan&lt;/h1&gt;</text:span><text:span text:style-name="T28">'</text:span>);</text:p>
      <text:p text:style-name="P102"><text:span text:style-name="T32">response</text:span>.<text:span text:style-name="T26">end</text:span>();</text:p>
      <text:p text:style-name="P102">}</text:p>
      <text:p text:style-name="P102"><text:span text:style-name="T20">if</text:span> (<text:span text:style-name="T32">request</text:span>.url <text:span text:style-name="T20">===</text:span> <text:span text:style-name="T28">'</text:span><text:span text:style-name="T30">/hi</text:span><text:span text:style-name="T28">'</text:span>) {</text:p>
      <text:p text:style-name="P102"><text:span text:style-name="T32">response</text:span>.<text:span text:style-name="T26">write</text:span>(<text:span text:style-name="T23">JSON</text:span>.<text:span text:style-name="T34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02"><text:span text:style-name="T32">response</text:span>.<text:span text:style-name="T26">end</text:span>();</text:p>
      <text:p text:style-name="P102">}</text:p>
      <text:p text:style-name="P102">});</text:p>
      <text:p text:style-name="P106"/>
      <text:p text:style-name="P102"><text:span text:style-name="T23">server</text:span>.<text:span text:style-name="T26">listen</text:span>(<text:span text:style-name="T23">3000</text:span>);</text:p>
      <text:p text:style-name="P106"/>
      <text:p text:style-name="P102"><text:span text:style-name="T23">console</text:span>.<text:span text:style-name="T34">log</text:span>(<text:span text:style-name="T28">'</text:span><text:span text:style-name="T30">listning to port 3000</text:span><text:span text:style-name="T28">'</text:span>);</text:p>
      <text:p text:style-name="P26"/>
      <text:p text:style-name="P27">the way we routing in this app is not great and its linear code to avoid and for better solution we use express.js</text:p>
      <text:p text:style-name="P52"><text:soft-page-break/>NPM-Node package manager</text:p>
      <text:p text:style-name="P59"/>
      <text:p text:style-name="P59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59"/>
      <text:p text:style-name="P60">And we can make a awsome npm packages and add them to this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package.json (details about all of ur shit)</text:p>
      <text:p text:style-name="P61"/>
      <text:p text:style-name="P61">by <text:s/>npm init we can make this package.json</text:p>
      <text:p text:style-name="P61">its contain informaion abour our project.</text:p>
      <text:p text:style-name="P61"/>
      <text:p text:style-name="P61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0"/>
      <text:p text:style-name="P46">There is a faster way without answering all these use = npm init --yes</text:p>
      <text:p text:style-name="P60"><text:soft-page-break/></text:p>
      <text:p text:style-name="P58"/>
      <text:p text:style-name="P53">add 3<text:span text:style-name="T43">rd</text:span> party npm package</text:p>
      <text:p text:style-name="P62"/>
      <text:p text:style-name="P66">npm install (name)</text:p>
      <text:p text:style-name="P66">or</text:p>
      <text:p text:style-name="P66">npm I (name)</text:p>
      <text:p text:style-name="P66"/>
      <text:p text:style-name="P66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66"/>
      <text:p text:style-name="P67">after installing package it will added to package.json and the packages will added</text:p>
      <text:p text:style-name="P67">to node_modules folder these modules also have a package.json to store their details.</text:p>
      <text:p text:style-name="P67"/>
      <text:p text:style-name="P67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67"><text:soft-page-break/></text:p>
      <text:p text:style-name="P58"/>
      <text:p text:style-name="P54">Node Package Dependencies</text:p>
      <text:p text:style-name="P68"/>
      <text:p text:style-name="P69">In previouse versions include dependencies </text:p>
      <text:p text:style-name="P69">inside folder inside folder so lot of copies occure if multiple packages <text:span text:style-name="T44">use same dependencies.</text:span></text:p>
      <text:p text:style-name="P69"/>
      <text:p text:style-name="P70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63"/>
      <text:p text:style-name="P63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0"/>
      <text:p text:style-name="P55"><text:soft-page-break/>Npm packages and source controle</text:p>
      <text:p text:style-name="P55"/>
      <text:p text:style-name="P32">In real world node_module it may be 100 of mb coping and git uploads are shit .</text:p>
      <text:p text:style-name="P45">But we have package.json using it and just using <text:span text:style-name="T45">npm install </text:span><text:span text:style-name="T48">we can copy our project from one pc to another</text:span></text:p>
      <text:p text:style-name="P33"/>
      <text:p text:style-name="P60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34">To avoid <text:span text:style-name="T50">uploading all to git we use</text:span></text:p>
      <text:p text:style-name="P34">.<text:span text:style-name="T50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0">adding specified folders and files.</text:span></text:p>
      <text:p text:style-name="P64"/>
      <text:p text:style-name="P56"><text:soft-page-break/>Semantic versioning (semver)</text:p>
      <text:p text:style-name="P34"/>
      <text:p text:style-name="P44">(breaking changes).(new Features).(bug Fixes)</text:p>
      <text:p text:style-name="P35">Major.Minor.Patch</text:p>
      <text:p text:style-name="P35"><text:s text:c="6"/>4 . <text:s text:c="3"/>13 <text:s/>. <text:s text:c="2"/>6</text:p>
      <text:p text:style-name="P35"/>
      <text:p text:style-name="P35">if mongoose dev found a bug today <text:span text:style-name="T51">and fixed</text:span> its <text:span text:style-name="T51">version tommorow be</text:span> like</text:p>
      <text:p text:style-name="P35"/>
      <text:p text:style-name="P36">4. 13. 7</text:p>
      <text:p text:style-name="P36"/>
      <text:p text:style-name="P37">if mongo team add new feature<text:span text:style-name="T52">(without breaking current version)</text:span> they increase Minor version <text:span text:style-name="T52">(its patch version 0 because no bugs yet founded).</text:span></text:p>
      <text:p text:style-name="P37"/>
      <text:p text:style-name="P37">4.14.0</text:p>
      <text:p text:style-name="P37"/>
      <text:p text:style-name="P38">Finally if they add a new feature that break existing version so <text:span text:style-name="T53">they add major version.</text:span></text:p>
      <text:p text:style-name="P38"/>
      <text:p text:style-name="P39">5.0.0</text:p>
      <text:p text:style-name="P39"/>
      <text:p text:style-name="P40">^charachter is saying that later if newer packages available use them if theirs no breaking changes.</text:p>
      <text:p text:style-name="P41"/>
      <text:p text:style-name="P41">^4.13.6 == 4.x<text:span text:style-name="T54">(4 major version wechcha one ekak ganna may be newest version) </text:span></text:p>
      <text:p text:style-name="P41"/>
      <text:p text:style-name="P41">in some real world apps u may see tilder</text:p>
      <text:p text:style-name="P41"/>
      <text:p text:style-name="P41">~1.8.3 <text:s text:c="2"/>== 1.8.x</text:p>
      <text:p text:style-name="P65"><text:s/></text:p>
      <text:p text:style-name="P65">if you want the exact same version dont use caret or tilder.</text:p>
      <text:p text:style-name="P65"/>
      <text:p text:style-name="P65"/>
      <text:p text:style-name="P65"><text:soft-page-break/></text:p>
      <text:p text:style-name="P57">Listing installed packages</text:p>
      <text:p text:style-name="P57"/>
      <text:p text:style-name="P42">^4.13.6 == 4.x<text:span text:style-name="T54">(4 major version wechcha one ekak ganna may be newest version) </text:span></text:p>
      <text:p text:style-name="P42"/>
      <text:p text:style-name="P43">so mehema kalama venas wenna puluwanne download wena eka eka balanna ekko mongoose wala package.json walata yanna or</text:p>
      <text:p text:style-name="P43">patta lise <text:span text:style-name="T55">npm list </text:span>use karanna</text:p>
      <text:p text:style-name="P43"/>
      <text:p text:style-name="P43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3"/>
      <text:p text:style-name="P47">mekenuth pennana ewa complex nam</text:p>
      <text:p text:style-name="P48">npm list –depth=0 <text:s text:c="2"/><text:span text:style-name="T47"><text:s text:c="3"/>kiyala danna </text:span><text:span text:style-name="T49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9">dependencies pennanne na.</text:span></text:p>
      <text:p text:style-name="P110"><text:soft-page-break/>Updating local packages</text:p>
      <text:p text:style-name="P111"/>
      <text:p text:style-name="P73">to get details about versioning and dependencies we use .</text:p>
      <text:p text:style-name="P73"/>
      <text:p text:style-name="P71">npm outdated</text:p>
      <text:p text:style-name="P73"/>
      <text:p text:style-name="P73">to update and install we use </text:p>
      <text:p text:style-name="P71"/>
      <text:p text:style-name="P71">npm update</text:p>
      <text:p text:style-name="P71"/>
      <text:p text:style-name="P71"><text:s/>you dont get anything if already all are up to date</text:p>
      <text:p text:style-name="P71"/>
      <text:p text:style-name="P72">And for advance options u can install ncu-(npm-check-updates)</text:p>
      <text:p text:style-name="P49"/>
      <text:p text:style-name="P49"/>
      <text:p text:style-name="P49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28"><text:soft-page-break/>DevDependencies</text:p>
      <text:p text:style-name="P49"/>
      <text:p text:style-name="P50">to this time we have only application dependencies but we also need devdependencies like run unit test ,static analysis for dev which shouldnt go for prod.</text:p>
      <text:p text:style-name="P50"/>
      <text:p text:style-name="P3"><text:span text:style-name="T4">npm </text:span><text:span text:style-name="T5">i</text:span><text:span text:style-name="T4"> jshint --save-dev</text:span></text:p>
      <text:p text:style-name="P50"/>
      <text:p text:style-name="P50"/>
      <text:p text:style-name="P50"/>
      <text:p text:style-name="P75"><text:span text:style-name="T7">u</text:span><text:span text:style-name="T6">ninstall a package</text:span></text:p>
      <text:p text:style-name="P112"/>
      <text:p text:style-name="P115">npm un mongoose</text:p>
      <text:p text:style-name="P112"/>
      <text:p text:style-name="P112">or</text:p>
      <text:p text:style-name="P112"/>
      <text:p text:style-name="P115">npm uninstall mongoose</text:p>
      <text:p text:style-name="P115"/>
      <text:p text:style-name="P112"/>
      <text:p text:style-name="P113">working with global packages</text:p>
      <text:p text:style-name="P116"/>
      <text:p text:style-name="P74"><text:span text:style-name="T8">if we want global tools </text:span><text:span text:style-name="T6">like npm and angular cli (ng)</text:span></text:p>
      <text:p text:style-name="P116"/>
      <text:p text:style-name="P116">npm i -g npm</text:p>
      <text:p text:style-name="P116"/>
      <text:p text:style-name="P116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81"><text:soft-page-break/>Publishing a package</text:p>
      <text:p text:style-name="P76"/>
      <text:p text:style-name="P77">make a node project</text:p>
      <text:p text:style-name="P81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81"/>
      <text:p text:style-name="P82">and login by giving username and pass</text:p>
      <text:p text:style-name="P82"/>
      <text:p text:style-name="P81"/>
      <text:p text:style-name="P81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81"/>
      <text:p text:style-name="P82">avoid errors put a different unique name for the package</text:p>
      <text:p text:style-name="P82"/>
      <text:p text:style-name="P82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81"/>
      <text:p text:style-name="P81"/>
      <text:p text:style-name="P83">now from other node projects we can use this</text:p>
      <text:p text:style-name="P84"><text:soft-page-break/>Updating published package</text:p>
      <text:p text:style-name="P79"/>
      <text:p text:style-name="P80">make changes and update according to the semver</text:p>
      <text:p text:style-name="P84"/>
      <text:p text:style-name="P81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81"/>
      <text:p text:style-name="P78">and add changes to major minor or patch</text:p>
      <text:p text:style-name="P78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78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5">Building Rest apis with Express</text:p>
      <text:p text:style-name="P86"/>
      <text:p text:style-name="P119">we have learn about http but in complex apps we dont use ifs and do routing.</text:p>
      <text:p text:style-name="P119"/>
      <text:p text:style-name="P119"/>
      <text:p text:style-name="P120">So install <text:span text:style-name="T46">npm i express</text:span>.</text:p>
      <text:p text:style-name="P120"/>
      <text:p text:style-name="P121">1. Make a server in node.</text:p>
      <text:p text:style-name="P121"/>
      <text:p text:style-name="P121"/>
      <text:p text:style-name="P121"/>
      <text:p text:style-name="P121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30"><text:soft-page-break/>For every change stop and run is shit so install nodemon.</text:p>
      <text:p text:style-name="P129"/>
      <text:p text:style-name="P127">sudo npm i -g nodemon</text:p>
      <text:p text:style-name="P127"/>
      <text:p text:style-name="P128">nodemon index.js</text:p>
      <text:p text:style-name="P128"/>
      <text:p text:style-name="P128"/>
      <text:p text:style-name="P129"/>
      <text:p text:style-name="P131">Enviroment variables</text:p>
      <text:p text:style-name="P125"/>
      <text:p text:style-name="P125">This is neede to dynamically assign port.<text:span text:style-name="T56">We use Nodemon</text:span></text:p>
      <text:p text:style-name="P125"/>
      <text:p text:style-name="P124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32"/>
      <text:p text:style-name="P134"><text:soft-page-break/>Route parameter</text:p>
      <text:p text:style-name="P121"><text:s text:c="2"/></text:p>
      <text:p text:style-name="P122"/>
      <text:p text:style-name="P145"/>
      <text:p text:style-name="P142">//Parameters-for essential things </text:p>
      <text:p text:style-name="P106"/>
      <text:p text:style-name="P102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02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02">});</text:p>
      <text:p text:style-name="P106"/>
      <text:p text:style-name="P142">//get query string parameters- for optional things</text:p>
      <text:p text:style-name="P106"/>
      <text:p text:style-name="P102"><text:span text:style-name="T23">app</text:span>.<text:span text:style-name="T26">get</text:span>(<text:span text:style-name="T30">`/api/op`</text:span>, (<text:span text:style-name="T32">req</text:span>, <text:span text:style-name="T32">res</text:span>) <text:span text:style-name="T20">=&gt;</text:span> {</text:p>
      <text:p text:style-name="P102"><text:span text:style-name="T32">res</text:span>.<text:span text:style-name="T26">send</text:span>(<text:span text:style-name="T32">req</text:span>.query);</text:p>
      <text:p text:style-name="P102">});</text:p>
      <text:p text:style-name="P102"/>
      <text:p text:style-name="P122"/>
      <text:p text:style-name="P122"/>
      <text:p text:style-name="P122"/>
      <text:p text:style-name="P123"/>
      <text:p text:style-name="P126">me get end point thiyena place eka anuwa samahara awul yanawa for example </text:p>
      <text:p text:style-name="P137"/>
      <text:p text:style-name="P101"><text:span text:style-name="T23">app</text:span>.<text:span text:style-name="T26">get</text:span>(<text:span text:style-name="T30">`/api/courses/op`</text:span>, (<text:span text:style-name="T32">req</text:span>, <text:span text:style-name="T32">res</text:span>) <text:span text:style-name="T20">=&gt;</text:span> {</text:p>
      <text:p text:style-name="P101"><text:span text:style-name="T32">res</text:span>.<text:span text:style-name="T26">send</text:span>(<text:span text:style-name="T32">req</text:span>.query);</text:p>
      <text:p text:style-name="P101">});</text:p>
      <text:p text:style-name="P140"/>
      <text:p text:style-name="P143"/>
      <text:p text:style-name="P101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01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01">});</text:p>
      <text:p text:style-name="P101"/>
      <text:p text:style-name="P126">meka uda yata maru unoth url <text:s/>eka patelenawa node walata eka tika balanna.</text:p>
      <text:p text:style-name="P12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5"><text:soft-page-break/>Handling get and post ,<text:span text:style-name="T58">put ,delete</text:span> requests</text:p>
      <text:p text:style-name="P135"/>
      <text:p text:style-name="P146">//Parameters-for essential things </text:p>
      <text:p text:style-name="P104">//Example for get</text:p>
      <text:p text:style-name="P102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02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06"><text:span text:style-name="T22">if</text:span><text:span text:style-name="T57"> (</text:span><text:span text:style-name="T22">!</text:span><text:span text:style-name="T25">course</text:span><text:span text:style-name="T57">) </text:span><text:span text:style-name="T33">res</text:span><text:span text:style-name="T57">.</text:span><text:span text:style-name="T27">status</text:span><text:span text:style-name="T57">(</text:span><text:span text:style-name="T25">404</text:span><text:span text:style-name="T57">).</text:span><text:span text:style-name="T27">send</text:span><text:span text:style-name="T57">(</text:span><text:span text:style-name="T29">'</text:span><text:span text:style-name="T31">id not found</text:span><text:span text:style-name="T29">'</text:span><text:span text:style-name="T57">);</text:span></text:p>
      <text:p text:style-name="P102"><text:span text:style-name="T32">res</text:span>.<text:span text:style-name="T26">send</text:span>(<text:span text:style-name="T23">course</text:span>);</text:p>
      <text:p text:style-name="P102">});</text:p>
      <text:p text:style-name="P106"/>
      <text:p text:style-name="P106"/>
      <text:p text:style-name="P106"/>
      <text:p text:style-name="P104">//Post example</text:p>
      <text:p text:style-name="P102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02"><text:span text:style-name="T20">const</text:span> <text:span text:style-name="T23">course</text:span> <text:span text:style-name="T20">=</text:span> {</text:p>
      <text:p text:style-name="P102">id<text:span text:style-name="T20">:</text:span> <text:span text:style-name="T23">courses</text:span>.length <text:span text:style-name="T20">+</text:span> <text:span text:style-name="T23">1</text:span>,</text:p>
      <text:p text:style-name="P102">name<text:span text:style-name="T20">:</text:span> <text:span text:style-name="T32">req</text:span>.body.name</text:p>
      <text:p text:style-name="P102">};</text:p>
      <text:p text:style-name="P102"><text:span text:style-name="T23">courses</text:span>.<text:span text:style-name="T34">push</text:span>(<text:span text:style-name="T23">course</text:span>)</text:p>
      <text:p text:style-name="P102"><text:span text:style-name="T32">res</text:span>.<text:span text:style-name="T26">send</text:span>(<text:span text:style-name="T23">course</text:span>);</text:p>
      <text:p text:style-name="P102">});</text:p>
      <text:p text:style-name="P136"/>
      <text:p text:style-name="P136"/>
      <text:p text:style-name="P135"/>
      <text:p text:style-name="P135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9T15:40:49.415004132</dc:date>
    <meta:editing-duration>P1DT19H48M9S</meta:editing-duration>
    <meta:editing-cycles>86</meta:editing-cycles>
    <meta:generator>LibreOffice/6.4.3.2$Linux_X86_64 LibreOffice_project/40$Build-2</meta:generator>
    <meta:document-statistic meta:table-count="0" meta:image-count="29" meta:object-count="0" meta:page-count="27" meta:paragraph-count="230" meta:word-count="1664" meta:character-count="10810" meta:non-whitespace-character-count="9329"/>
  </office:meta>
</office:document-meta>
</file>